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516in"/>
    </style:style>
    <style:style style:name="co2" style:family="table-column">
      <style:table-column-properties fo:break-before="auto" style:column-width="1.4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shapes>
          <draw:frame draw:z-index="0" draw:style-name="gr1" draw:text-style-name="P1" svg:width="10.6996in" svg:height="6.0165in" svg:x="3.5453in" svg:y="0.5335in">
            <draw:object draw:notify-on-update-of-ranges="timing.A1:timing.A1 timing.A2:timing.A21 timing.B1:timing.B1 timing.B2:timing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uffer Size (bytes)</text:p>
          </table:table-cell>
          <table:table-cell office:value-type="string" calcext:value-type="string">
            <text:p>Completion Time (ns)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.4863" calcext:value-type="float">
            <text:p>18.486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.2886" calcext:value-type="float">
            <text:p>18.288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8.2449" calcext:value-type="float">
            <text:p>18.244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8.2936" calcext:value-type="float">
            <text:p>18.2936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8.3166" calcext:value-type="float">
            <text:p>18.3166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8.2601" calcext:value-type="float">
            <text:p>18.2601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8.2878" calcext:value-type="float">
            <text:p>18.2878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18.2862" calcext:value-type="float">
            <text:p>18.2862</text:p>
          </table:table-cell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18.3055" calcext:value-type="float">
            <text:p>18.3055</text:p>
          </table:table-cell>
        </table:table-row>
        <table:table-row table:style-name="ro1">
          <table:table-cell office:value-type="float" office:value="409600" calcext:value-type="float">
            <text:p>409600</text:p>
          </table:table-cell>
          <table:table-cell office:value-type="float" office:value="18.1457" calcext:value-type="float">
            <text:p>18.1457</text:p>
          </table:table-cell>
        </table:table-row>
        <table:table-row table:style-name="ro1">
          <table:table-cell office:value-type="float" office:value="819200" calcext:value-type="float">
            <text:p>819200</text:p>
          </table:table-cell>
          <table:table-cell office:value-type="float" office:value="18.2518" calcext:value-type="float">
            <text:p>18.2518</text:p>
          </table:table-cell>
        </table:table-row>
        <table:table-row table:style-name="ro1">
          <table:table-cell office:value-type="float" office:value="1638400" calcext:value-type="float">
            <text:p>1638400</text:p>
          </table:table-cell>
          <table:table-cell office:value-type="float" office:value="18.2427" calcext:value-type="float">
            <text:p>18.2427</text:p>
          </table:table-cell>
        </table:table-row>
        <table:table-row table:style-name="ro1">
          <table:table-cell office:value-type="float" office:value="3276800" calcext:value-type="float">
            <text:p>3276800</text:p>
          </table:table-cell>
          <table:table-cell office:value-type="float" office:value="18.2228" calcext:value-type="float">
            <text:p>18.2228</text:p>
          </table:table-cell>
        </table:table-row>
        <table:table-row table:style-name="ro1">
          <table:table-cell office:value-type="float" office:value="6553600" calcext:value-type="float">
            <text:p>6553600</text:p>
          </table:table-cell>
          <table:table-cell office:value-type="float" office:value="18.3812" calcext:value-type="float">
            <text:p>18.3812</text:p>
          </table:table-cell>
        </table:table-row>
        <table:table-row table:style-name="ro1">
          <table:table-cell office:value-type="float" office:value="13107200" calcext:value-type="float">
            <text:p>13107200</text:p>
          </table:table-cell>
          <table:table-cell office:value-type="float" office:value="24.7076" calcext:value-type="float">
            <text:p>24.7076</text:p>
          </table:table-cell>
        </table:table-row>
        <table:table-row table:style-name="ro1">
          <table:table-cell office:value-type="float" office:value="26214400" calcext:value-type="float">
            <text:p>26214400</text:p>
          </table:table-cell>
          <table:table-cell office:value-type="float" office:value="45.0964" calcext:value-type="float">
            <text:p>45.0964</text:p>
          </table:table-cell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276.304" calcext:value-type="float">
            <text:p>276.304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08.8631" calcext:value-type="float">
            <text:p>308.8631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322.9853" calcext:value-type="float">
            <text:p>322.9853</text:p>
          </table:table-cell>
        </table:table-row>
        <table:table-row table:style-name="ro1">
          <table:table-cell office:value-type="float" office:value="419430400" calcext:value-type="float">
            <text:p>419430400</text:p>
          </table:table-cell>
          <table:table-cell office:value-type="float" office:value="328.7318" calcext:value-type="float">
            <text:p>328.7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19T16:40:30.127959137</dc:date>
    <meta:editing-duration>PT3M55S</meta:editing-duration>
    <meta:editing-cycles>1</meta:editing-cycles>
    <meta:document-statistic meta:table-count="1" meta:cell-count="42" meta:object-count="1"/>
    <meta:generator>LibreOffice/7.2.4.1$MacOSX_AARCH64 LibreOffice_project/27d75539669ac387bb498e35313b970b7fe9c4f9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178cm" svg:height="15.283cm" xlink:href=".." xlink:type="simple" chart:class="chart:line" chart:style-name="ch1">
        <chart:title svg:x="9.496cm" svg:y="0.44cm" chart:style-name="ch2">
          <text:p>Timing: No prefetching or second array</text:p>
        </chart:title>
        <chart:plot-area chart:style-name="ch3" table:cell-range-address="timing.A1:timing.B21" chart:data-source-has-labels="both" svg:x="1.524cm" svg:y="1.542cm" svg:width="25.111cm" svg:height="12.485cm">
          <chart:coordinate-region svg:x="2.375cm" svg:y="1.542cm" svg:width="24.117cm" svg:height="10.477cm"/>
          <chart:axis chart:dimension="x" chart:name="primary-x" chart:style-name="ch4" chartooo:axis-type="auto">
            <chartooo:date-scale/>
            <chart:title svg:x="12.702cm" svg:y="14.332cm" chart:style-name="ch5">
              <text:p>Buffer Size (Bytes)</text:p>
            </chart:title>
            <chart:categories table:cell-range-address="timing.A2:timing.A21"/>
          </chart:axis>
          <chart:axis chart:dimension="y" chart:name="primary-y" chart:style-name="ch4">
            <chart:title svg:x="0.451cm" svg:y="9.371cm" chart:style-name="ch6">
              <text:p>Completion Time (ns)</text:p>
            </chart:title>
            <chart:grid chart:style-name="ch7" chart:class="major"/>
          </chart:axis>
          <chart:series chart:style-name="ch8" chart:values-cell-range-address="timing.B2:timing.B21" chart:label-cell-address="timing.B1:timing.B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ion Time (ns)</text:p>
                <draw:g>
                  <svg:desc>timing.B1:timing.B1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timing.A2:timing.A21</svg:desc>
                </draw:g>
              </table:table-cell>
              <table:table-cell office:value-type="float" office:value="18.4863">
                <text:p>18.4863</text:p>
                <draw:g>
                  <svg:desc>timing.B2:timing.B21</svg:desc>
                </draw:g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8.2886">
                <text:p>18.288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8.2449">
                <text:p>18.244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8.2936">
                <text:p>18.2936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8.3166">
                <text:p>18.3166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8.2601">
                <text:p>18.2601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8.2878">
                <text:p>18.2878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18.2862">
                <text:p>18.2862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18.3055">
                <text:p>18.3055</text:p>
              </table:table-cell>
            </table:table-row>
            <table:table-row>
              <table:table-cell office:value-type="float" office:value="409600">
                <text:p>409600</text:p>
              </table:table-cell>
              <table:table-cell office:value-type="float" office:value="18.1457">
                <text:p>18.1457</text:p>
              </table:table-cell>
            </table:table-row>
            <table:table-row>
              <table:table-cell office:value-type="float" office:value="819200">
                <text:p>819200</text:p>
              </table:table-cell>
              <table:table-cell office:value-type="float" office:value="18.2518">
                <text:p>18.2518</text:p>
              </table:table-cell>
            </table:table-row>
            <table:table-row>
              <table:table-cell office:value-type="float" office:value="1638400">
                <text:p>1638400</text:p>
              </table:table-cell>
              <table:table-cell office:value-type="float" office:value="18.2427">
                <text:p>18.2427</text:p>
              </table:table-cell>
            </table:table-row>
            <table:table-row>
              <table:table-cell office:value-type="float" office:value="3276800">
                <text:p>3276800</text:p>
              </table:table-cell>
              <table:table-cell office:value-type="float" office:value="18.2228">
                <text:p>18.2228</text:p>
              </table:table-cell>
            </table:table-row>
            <table:table-row>
              <table:table-cell office:value-type="float" office:value="6553600">
                <text:p>6553600</text:p>
              </table:table-cell>
              <table:table-cell office:value-type="float" office:value="18.3812">
                <text:p>18.3812</text:p>
              </table:table-cell>
            </table:table-row>
            <table:table-row>
              <table:table-cell office:value-type="float" office:value="13107200">
                <text:p>13107200</text:p>
              </table:table-cell>
              <table:table-cell office:value-type="float" office:value="24.7076">
                <text:p>24.7076</text:p>
              </table:table-cell>
            </table:table-row>
            <table:table-row>
              <table:table-cell office:value-type="float" office:value="26214400">
                <text:p>26214400</text:p>
              </table:table-cell>
              <table:table-cell office:value-type="float" office:value="45.0964">
                <text:p>45.0964</text:p>
              </table:table-cell>
            </table:table-row>
            <table:table-row>
              <table:table-cell office:value-type="float" office:value="52428800">
                <text:p>52428800</text:p>
              </table:table-cell>
              <table:table-cell office:value-type="float" office:value="276.304">
                <text:p>276.304</text:p>
              </table:table-cell>
            </table:table-row>
            <table:table-row>
              <table:table-cell office:value-type="float" office:value="104857600">
                <text:p>104857600</text:p>
              </table:table-cell>
              <table:table-cell office:value-type="float" office:value="308.8631">
                <text:p>308.8631</text:p>
              </table:table-cell>
            </table:table-row>
            <table:table-row>
              <table:table-cell office:value-type="float" office:value="209715200">
                <text:p>209715200</text:p>
              </table:table-cell>
              <table:table-cell office:value-type="float" office:value="322.9853">
                <text:p>322.9853</text:p>
              </table:table-cell>
            </table:table-row>
            <table:table-row>
              <table:table-cell office:value-type="float" office:value="419430400">
                <text:p>419430400</text:p>
              </table:table-cell>
              <table:table-cell office:value-type="float" office:value="328.7318">
                <text:p>328.7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AARCH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